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5.3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834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2.19cm" fo:min-width="8.4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168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c9211e"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draw:fill-color="#ffff00" draw:textarea-horizontal-align="justify" draw:textarea-vertical-align="middle" draw:auto-grow-height="false" fo:min-height="0.639cm" fo:min-width="0.555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c9211e"/>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none" draw:fill-color="#ffffff"/>
    </style:style>
    <style:style style:name="P18"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color="#ff3838" fo:font-size="6.5pt" style:font-size-asian="6.5pt" style:font-size-complex="6.5pt"/>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size="7.5pt" style:font-size-asian="7.5pt" style:font-size-complex="7.5pt"/>
    </style:style>
    <style:style style:name="T12"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3"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5</text:span><text:span text:style-name="T2">月</text:span><text:span text:style-name="T2">30</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5.551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text:p text:style-name="P4"><text:span text:style-name="T3"><text:s/></text:span></text:p>
            <text:p text:style-name="P4"><text:span text:style-name="T3"><text:s/></text:span></text:p>
            <text:p text:style-name="P4"><text:span text:style-name="T8"><text:s/></text:span></text:p>
            <text:p text:style-name="P4"><text:span text:style-name="T3">6</text:span><text:span text:style-name="T3">月</text:span><text:span text:style-name="T3">1</text:span><text:span text:style-name="T3">日</text:span></text:p>
          </draw:text-box>
        </draw:frame>
        <draw:frame draw:style-name="gr5" draw:text-style-name="P7" draw:layer="layout" svg:width="9.845cm" svg:height="16.084cm" svg:x="0.012cm" svg:y="3.9cm">
          <draw:text-box>
            <text:p text:style-name="P4"><text:span text:style-name="T9">利益输送万和集团</text:span></text:p>
            <text:p text:style-name="P4"><text:span text:style-name="T10">实控股东万和集团为团贷网</text:span><text:span text:style-name="T10">2017</text:span><text:span text:style-name="T10">年底至</text:span><text:span text:style-name="T10">2019</text:span><text:span text:style-name="T10">年初的</text:span><text:span text:style-name="T2">实控股东</text:span></text:p>
            <text:p text:style-name="P4"><text:span text:style-name="T2"/></text:p>
            <text:p text:style-name="P4"><text:span text:style-name="T2"/></text:p>
            <text:p text:style-name="P4"><text:span text:style-name="T2"/></text:p>
            <text:p text:style-name="P4"><text:span text:style-name="T9">有</text:span><text:span text:style-name="T9">99%</text:span><text:span text:style-name="T9">股权万和剥离团贷网</text:span></text:p>
            <text:p text:style-name="P4"><text:span text:style-name="T2">违规转让全部团贷网股权</text:span></text:p>
            <text:p text:style-name="P4"><text:span text:style-name="T9">广州金融办</text:span></text:p>
            <text:p text:style-name="P4"><text:span text:style-name="T2">说明政府人员不允许宣传团贷网</text:span></text:p>
            <text:p text:style-name="P4"><text:span text:style-name="T9">3.15</text:span><text:span text:style-name="T9">大奖</text:span></text:p>
            <text:p text:style-name="P4"><text:span text:style-name="T2">东莞政府继续颁发</text:span><text:span text:style-name="T2">3.15</text:span><text:span text:style-name="T2">大奖</text:span></text:p>
            <text:p text:style-name="P4"><text:span text:style-name="T9">质押股权</text:span><text:span text:style-name="T9">40</text:span><text:span text:style-name="T9">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9">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9">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9">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9">东莞政府诱导报案</text:span></text:p>
            <text:p text:style-name="P6"><text:span text:style-name="T2">为把团贷网坐实，通过电话等催促借款人报案</text:span></text:p>
            <text:p text:style-name="P6"><text:span text:style-name="T9">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9">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9">广东政府</text:span></text:p>
            <text:p text:style-name="P4"><text:span text:style-name="T2">广东省政府出动大批防暴警察和警车</text:span></text:p>
            <text:p text:style-name="P4"><text:span text:style-name="T2">千民上访递交诉求书的难友被武力驱散，数人被关押</text:span></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944cm" svg:x2="13.998cm" svg:y2="9.9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95cm" svg:height="12.44cm" svg:x="18.211cm" svg:y="7.507cm">
          <draw:text-box>
            <text:p text:style-name="P8"><text:span text:style-name="T9">团贷网平台</text:span></text:p>
            <text:p text:style-name="P8"><text:span text:style-name="T2">三月份标的集中提前还款，为腐败分子提前下车套现</text:span></text:p>
            <text:p text:style-name="P8"><text:span text:style-name="T9">老周爆料</text:span></text:p>
            <text:p text:style-name="P8"><text:span text:style-name="T2">红岭创投老周直播爆料团贷网暴雷</text:span></text:p>
            <text:p text:style-name="P8"><text:span text:style-name="T2"/></text:p>
            <text:p text:style-name="P8"><text:span text:style-name="T2"/></text:p>
            <text:p text:style-name="P8"><text:span text:style-name="T2"/></text:p>
            <text:p text:style-name="P8"><text:span text:style-name="T2"/></text:p>
            <text:p text:style-name="P8"><text:span text:style-name="T9">史玉柱套现</text:span><text:span text:style-name="T9">8</text:span><text:span text:style-name="T9">个亿</text:span></text:p>
            <text:p text:style-name="P8"><text:span text:style-name="T2">史老板私人秘书高位套现</text:span><text:span text:style-name="T2">8</text:span><text:span text:style-name="T2">个亿</text:span></text:p>
            <text:p text:style-name="P8"><text:span text:style-name="T9">九鼎投资称已经退出</text:span></text:p>
            <text:p text:style-name="P8"><text:span text:style-name="T2">B</text:span><text:span text:style-name="T2">轮融资九鼎投资发公告称已退出团贷网全部项目</text:span></text:p>
            <text:p text:style-name="P8"><text:span text:style-name="T9">小黄狗</text:span></text:p>
            <text:p text:style-name="P8"><text:span text:style-name="T2">暴雷第一天就澄清和团贷网没有任何资金来往</text:span></text:p>
            <text:p text:style-name="P8"><text:span text:style-name="T9">东莞政府</text:span></text:p>
            <text:p text:style-name="P8"><text:span text:style-name="T2">解散原有催收队伍，大力度封</text:span><text:span text:style-name="T2">qq</text:span><text:span text:style-name="T2">微信群，对出借人跟踪</text:span></text:p>
            <text:p text:style-name="P8"><text:span text:style-name="T2">要求广东省出借人签署不能到各地上访书</text:span></text:p>
            <text:p text:style-name="P8"><text:span text:style-name="T9">卧底，老赖散播谣言</text:span></text:p>
            <text:p text:style-name="P8"><text:span text:style-name="T2">400</text:span><text:span text:style-name="T2">亿代收、线上线下、牛草、真假标，扰乱维权方向</text:span></text:p>
            <text:p text:style-name="P8"><text:span text:style-name="T9">东莞政府</text:span></text:p>
            <text:p text:style-name="P8"><text:span text:style-name="T2">发布团贷网是非法集资，东莞政府不买单</text:span></text:p>
            <text:p><text:span text:style-name="T9">东莞政府</text:span></text:p>
            <text:p><text:span text:style-name="T2">苦等公告一个月，公告</text:span><text:span text:style-name="T2">12</text:span><text:span text:style-name="T2">里只字未提涉案相关方和万和集团</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10.418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text:p><text:span text:style-name="T7"><text:s/></text:span></text:p>
            <text:p><text:span text:style-name="T3">5</text:span><text:span text:style-name="T3">月份</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662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州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1">100%</text:span><text:span text:style-name="T11">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1">99.74%</text:span><text:span text:style-name="T11">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1">广东鸿特互联网科技</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1">广东鸿特资产</text:span></text:p>
          <text:p text:style-name="P1"><text:span text:style-name="T11">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2">广东鸿特</text:span><text:span text:style-name="T11">普惠金融</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1">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1">全</text:span><text:span text:style-name="T11"><text:line-break/></text:span><text:span text:style-name="T11">资</text:span><text:span text:style-name="T11"><text:line-break/></text:span><text:span text:style-name="T11">子</text:span><text:span text:style-name="T11"><text:line-break/></text:span><text:span text:style-name="T11">公</text:span><text:span text:style-name="T11"><text:line-break/></text:span><text:span text:style-name="T11">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1">上市子公司</text:span></text:p>
          </draw:text-box>
        </draw:frame>
        <draw:frame draw:style-name="gr20" draw:text-style-name="P13" draw:layer="layout" svg:width="1.569cm" svg:height="2.715cm" svg:x="14.725cm" svg:y="3.899cm">
          <draw:text-box>
            <text:p><text:span text:style-name="T11">图</text:span><text:span text:style-name="T11">1</text:span><text:span text:style-name="T11">：</text:span></text:p>
            <text:p><text:span text:style-name="T11">广东万和</text:span></text:p>
            <text:p><text:span text:style-name="T11">集团与团</text:span></text:p>
            <text:p><text:span text:style-name="T11">贷网及其</text:span></text:p>
            <text:p><text:span text:style-name="T11">相关资产</text:span></text:p>
            <text:p><text:span text:style-name="T11">端的股权</text:span></text:p>
            <text:p><text:span text:style-name="T11">关系图</text:span></text:p>
          </draw:text-box>
        </draw:frame>
        <draw:custom-shape draw:style-name="gr21" draw:text-style-name="P16" draw:layer="layout" svg:width="2.6cm" svg:height="2.2cm" svg:x="12.8cm" svg:y="12cm">
          <text:p text:style-name="P1"><text:span text:style-name="T13">爆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3" draw:layer="layout" svg:x1="16.2cm" svg:y1="18.7cm" svg:x2="18.206cm" svg:y2="18.7cm">
          <text:p/>
        </draw:line>
        <draw:line draw:style-name="gr3" draw:text-style-name="P3" draw:layer="layout" svg:x1="14.401cm" svg:y1="18.7cm" svg:x2="14.004cm" svg:y2="18.7cm">
          <text:p/>
        </draw:line>
        <draw:line draw:style-name="gr7" draw:text-style-name="P3" draw:layer="layout" svg:x1="9.863cm" svg:y1="19cm" svg:x2="11.406cm" svg:y2="19cm">
          <text:p/>
        </draw:line>
        <draw:line draw:style-name="gr3" draw:text-style-name="P3" draw:layer="layout" svg:x1="13.612cm" svg:y1="18.944cm" svg:x2="13.998cm" svg:y2="18.944cm">
          <text:p/>
        </draw:line>
        <draw:frame draw:style-name="gr22" draw:text-style-name="P17" draw:layer="layout" svg:width="28cm" svg:height="1.089cm" svg:x="0cm" svg:y="20.6cm">
          <draw:text-box>
            <text:p text:style-name="P1">现在一个说法都没有，没有提过代收代偿，没有查过万和等关联方</text:p>
          </draw:text-box>
        </draw:frame>
        <presentation:notes draw:style-name="dp2">
          <draw:page-thumbnail draw:style-name="gr23"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7H10M13S</meta:editing-duration>
    <meta:editing-cycles>349</meta:editing-cycles>
    <meta:generator>LibreOffice/6.1.5.2$Windows_x86 LibreOffice_project/90f8dcf33c87b3705e78202e3df5142b201bd805</meta:generator>
    <dc:date>2019-06-16T11:11:03.788000000</dc:date>
    <meta:document-statistic meta:object-count="92"/>
  </office:meta>
</office:document-meta>
</file>